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4.49pt" svg:y="109.02pt">
            <loext:p draw:notify-on-update-of-ranges="Sheet1.A2:Sheet1.A6 Sheet1.A2:Sheet1.A6 Sheet1.D1:Sheet1.D1 Sheet1.D2:Sheet1.D7 Sheet1.A2:Sheet1.A6 Sheet1.E1:Sheet1.E1 Sheet1.E2:Sheet1.E7 Sheet1.A2:Sheet1.A6 Sheet1.C1:Sheet1.C1 Sheet1.C2:Sheet1.C7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26" calcext:value-type="float">
            <text:p>5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383" calcext:value-type="float">
            <text:p>383</text:p>
          </table:table-cell>
          <table:table-cell office:value-type="float" office:value="1398" calcext:value-type="float">
            <text:p>139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3" calcext:value-type="float">
            <text:p>453</text:p>
          </table:table-cell>
          <table:table-cell office:value-type="float" office:value="749" calcext:value-type="float">
            <text:p>749</text:p>
          </table:table-cell>
          <table:table-cell office:value-type="float" office:value="4156" calcext:value-type="float">
            <text:p>4156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5" calcext:value-type="float">
            <text:p>1105</text:p>
          </table:table-cell>
          <table:table-cell office:value-type="float" office:value="1838" calcext:value-type="float">
            <text:p>1838</text:p>
          </table:table-cell>
          <table:table-cell office:value-type="float" office:value="13554" calcext:value-type="float">
            <text:p>13554</text:p>
          </table:table-cell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43" calcext:value-type="float">
            <text:p>3143</text:p>
          </table:table-cell>
          <table:table-cell office:value-type="float" office:value="5790" calcext:value-type="float">
            <text:p>5790</text:p>
          </table:table-cell>
          <table:table-cell office:value-type="float" office:value="50167" calcext:value-type="float">
            <text:p>50167</text:p>
          </table:table-cell>
          <table:table-cell office:value-type="float" office:value="63606" calcext:value-type="float">
            <text:p>636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45" calcext:value-type="float">
            <text:p>13545</text:p>
          </table:table-cell>
          <table:table-cell office:value-type="float" office:value="18855" calcext:value-type="float">
            <text:p>18855</text:p>
          </table:table-cell>
          <table:table-cell office:value-type="float" office:value="185142" calcext:value-type="float">
            <text:p>185142</text:p>
          </table:table-cell>
          <table:table-cell office:value-type="float" office:value="247519" calcext:value-type="float">
            <text:p>247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01:16:40.930878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2:09:45.230038314</meta:creation-date>
    <dc:date>2017-11-16T01:20:25.831884135</dc:date>
    <meta:editing-duration>PT1H42M30S</meta:editing-duration>
    <meta:editing-cycles>2</meta:editing-cycles>
    <meta:generator>LibreOffice/5.3.1.2$Linux_X86_64 LibreOffice_project/3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5cm" chart:style-name="ch2">
          <text:p>Benchmarking Array,Vec,List, Seq</text:p>
        </chart:title>
        <chart:legend chart:legend-position="end" svg:x="13.836cm" svg:y="3.56cm" style:legend-expansion="high" chart:style-name="ch3"/>
        <chart:plot-area chart:style-name="ch4" table:cell-range-address="Sheet1.A1:Sheet1.B6 Sheet1.C1:Sheet1.E7" chart:data-source-has-labels="both" svg:x="1.279cm" svg:y="1.248cm" svg:width="12.237cm" svg:height="6.643cm">
          <chartooo:coordinate-region svg:x="2.271cm" svg:y="1.248cm" svg:width="10.78cm" svg:height="6.05cm"/>
          <chart:axis chart:dimension="x" chart:name="primary-x" chart:style-name="ch5" chartooo:axis-type="auto">
            <chart:title svg:x="6.665cm" svg:y="8.071cm" chart:style-name="ch6">
              <text:p>Elements</text:p>
            </chart:title>
            <chart:categories table:cell-range-address="Sheet1.A2:Sheet1.A6"/>
          </chart:axis>
          <chart:axis chart:dimension="y" chart:name="primary-y" chart:style-name="ch7">
            <chart:title svg:x="0.451cm" svg:y="6.756cm" chart:style-name="ch8">
              <text:p>Nano-Seconds (less is better)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scatter">
            <chart:domain table:cell-range-address="Sheet1.A2:Sheet1.A6"/>
            <chart:data-point chart:repeated="6"/>
          </chart:series>
          <chart:series chart:style-name="ch11" chart:values-cell-range-address="Sheet1.E2:Sheet1.E7" chart:label-cell-address="Sheet1.E1:Sheet1.E1" chart:class="chart:scatter">
            <chart:data-point chart:repeated="6"/>
          </chart:series>
          <chart:series chart:style-name="ch12" chart:values-cell-range-address="Sheet1.C2:Sheet1.C7" chart:label-cell-address="Sheet1.C1:Sheet1.C1" chart:class="chart:scatter">
            <chart:data-point chart:repeated="6"/>
          </chart:series>
          <chart:series chart:style-name="ch13" chart:values-cell-range-address="Sheet1.B2:Sheet1.B6" chart:label-cell-address="Sheet1.B1:Sheet1.B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</text:p>
                <draw:g>
                  <svg:desc>Sheet1.D1:Sheet1.D1</svg:desc>
                </draw:g>
              </table:table-cell>
              <table:table-cell office:value-type="string">
                <text:p>Seq</text:p>
                <draw:g>
                  <svg:desc>Sheet1.E1:Sheet1.E1</svg:desc>
                </draw:g>
              </table:table-cell>
              <table:table-cell office:value-type="string">
                <text:p>Vec</text:p>
                <draw:g>
                  <svg:desc>Sheet1.C1:Sheet1.C1</svg:desc>
                </draw:g>
              </table:table-cell>
              <table:table-cell office:value-type="string">
                <text:p>Arr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6</svg:desc>
                </draw:g>
              </table:table-cell>
              <table:table-cell office:value-type="float" office:value="8">
                <text:p>8</text:p>
                <draw:g>
                  <svg:desc>Sheet1.A2:Sheet1.A6</svg:desc>
                </draw:g>
              </table:table-cell>
              <table:table-cell office:value-type="float" office:value="219">
                <text:p>219</text:p>
                <draw:g>
                  <svg:desc>Sheet1.D2:Sheet1.D7</svg:desc>
                </draw:g>
              </table:table-cell>
              <table:table-cell office:value-type="float" office:value="53">
                <text:p>53</text:p>
                <draw:g>
                  <svg:desc>Sheet1.E2:Sheet1.E7</svg:desc>
                </draw:g>
              </table:table-cell>
              <table:table-cell office:value-type="float" office:value="112">
                <text:p>112</text:p>
                <draw:g>
                  <svg:desc>Sheet1.C2:Sheet1.C7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6">
                <text:p>526</text:p>
              </table:table-cell>
              <table:table-cell office:value-type="float" office:value="190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98">
                <text:p>1398</text:p>
              </table:table-cell>
              <table:table-cell office:value-type="float" office:value="976">
                <text:p>976</text:p>
              </table:table-cell>
              <table:table-cell office:value-type="float" office:value="383">
                <text:p>3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156">
                <text:p>4156</text:p>
              </table:table-cell>
              <table:table-cell office:value-type="float" office:value="4243">
                <text:p>4243</text:p>
              </table:table-cell>
              <table:table-cell office:value-type="float" office:value="749">
                <text:p>74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554">
                <text:p>13554</text:p>
              </table:table-cell>
              <table:table-cell office:value-type="float" office:value="16511">
                <text:p>16511</text:p>
              </table:table-cell>
              <table:table-cell office:value-type="float" office:value="1838">
                <text:p>183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167">
                <text:p>50167</text:p>
              </table:table-cell>
              <table:table-cell office:value-type="float" office:value="63606">
                <text:p>63606</text:p>
              </table:table-cell>
              <table:table-cell office:value-type="float" office:value="5790">
                <text:p>57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